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01cm" svg:y1="3.52cm" svg:x2="0.305cm" svg:y2="0.144cm">
          <text:p/>
        </draw:line>
        <draw:line draw:style-name="gr1" draw:text-style-name="P1" draw:layer="layout" svg:x1="0.308cm" svg:y1="3.492cm" svg:x2="3.654cm" svg:y2="3.487cm">
          <text:p/>
        </draw:line>
        <draw:custom-shape draw:style-name="gr2" draw:text-style-name="P1" draw:layer="layout" svg:width="1.405cm" svg:height="1.405cm" svg:x="0.574cm" svg:y="0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05cm" svg:height="1.405cm" svg:x="1.975cm" svg:y="0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5cm" svg:height="1.405cm" svg:x="0.575cm" svg:y="1.7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05cm" svg:height="1.405cm" svg:x="1.975cm" svg:y="1.76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014cm" svg:height="1.047cm" svg:x="0.818cm" svg:y="0.604cm">
          <draw:text-box>
            <text:p text:style-name="P2">C</text:p>
          </draw:text-box>
        </draw:frame>
        <draw:frame draw:style-name="gr6" draw:text-style-name="P2" draw:layer="layout" svg:width="0.972cm" svg:height="1.047cm" svg:x="2.16cm" svg:y="0.604cm">
          <draw:text-box>
            <text:p text:style-name="P2">V</text:p>
          </draw:text-box>
        </draw:frame>
        <draw:frame draw:style-name="gr6" draw:text-style-name="P2" draw:layer="layout" svg:width="0.896cm" svg:height="1.047cm" svg:x="0.819cm" svg:y="1.904cm">
          <draw:text-box>
            <text:p text:style-name="P2">2</text:p>
          </draw:text-box>
        </draw:frame>
        <draw:frame draw:style-name="gr6" draw:text-style-name="P2" draw:layer="layout" svg:width="1.014cm" svg:height="1.047cm" svg:x="2.16cm" svg:y="1.904cm">
          <draw:text-box>
            <text:p text:style-name="P2"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1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is Dirnaichner</meta:initial-creator>
    <meta:creation-date>2015-01-14T11:44:22.214949904</meta:creation-date>
    <dc:date>2015-01-14T12:12:29.608458313</dc:date>
    <dc:creator>Alois Dirnaichner</dc:creator>
    <meta:editing-duration>PT15M41S</meta:editing-duration>
    <meta:editing-cycles>2</meta:editing-cycles>
    <meta:generator>LibreOffice/4.1.4.2$Linux_X86_64 LibreOffice_project/0a0440ccc0227ad9829de5f46be37cfb6edcf72</meta:generator>
    <meta:document-statistic meta:object-count="10"/>
  </office:meta>
</office:document-meta>
</file>